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Heading_20_1">
      <style:text-properties officeooo:rsid="002a022a" officeooo:paragraph-rsid="002a022a"/>
    </style:style>
    <style:style style:name="P13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 style:list-style-name="L3"/>
    <style:style style:name="P20" style:family="paragraph" style:parent-style-name="Standard" style:list-style-name="L3">
      <style:text-properties style:font-name="Times New Roman1"/>
    </style:style>
    <style:style style:name="P21" style:family="paragraph" style:parent-style-name="Standard">
      <style:text-properties officeooo:paragraph-rsid="001c2594"/>
    </style:style>
    <style:style style:name="P22" style:family="paragraph" style:parent-style-name="Standard">
      <style:text-properties officeooo:rsid="002453de" officeooo:paragraph-rsid="002453de"/>
    </style:style>
    <style:style style:name="P23" style:family="paragraph" style:parent-style-name="Standard">
      <style:text-properties officeooo:rsid="002a022a" officeooo:paragraph-rsid="002a022a"/>
    </style:style>
    <style:style style:name="P24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25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6" style:family="paragraph" style:parent-style-name="Heading_20_2" style:list-style-name="">
      <style:paragraph-properties fo:orphans="2" fo:widows="2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3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8" style:family="text">
      <style:text-properties officeooo:rsid="002c7ff0"/>
    </style:style>
    <style:style style:name="T9" style:family="text">
      <style:text-properties officeooo:rsid="00218c75"/>
    </style:style>
    <style:style style:name="T10" style:family="text">
      <style:text-properties officeooo:rsid="002268db"/>
    </style:style>
    <style:style style:name="T11" style:family="text">
      <style:text-properties officeooo:rsid="002453de"/>
    </style:style>
    <style:style style:name="T12" style:family="text">
      <style:text-properties officeooo:rsid="0025e5ae"/>
    </style:style>
    <style:style style:name="T13" style:family="text">
      <style:text-properties officeooo:rsid="00281733"/>
    </style:style>
    <style:style style:name="T14" style:family="text">
      <style:text-properties officeooo:rsid="002a022a"/>
    </style:style>
    <style:style style:name="T15" style:family="text">
      <style:text-properties officeooo:rsid="002be2f4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roduction (Informative)</text:h>
      <text:p text:style-name="Standard">This <text:span text:style-name="T12">s</text:span><text:span text:style-name="T6">tandard</text:span> describes the format and allocation of OpenLCB <text:span text:style-name="T9">E</text:span>vent <text:span text:style-name="T9">I</text:span>dentifiers (<text:span text:style-name="T9">E</text:span>vent IDs). It is not specific to any wire protocol.</text:p>
      <text:h text:style-name="P12" text:outline-level="1">Intended use (Informative)</text:h>
      <text:p text:style-name="P23">This standard defines the fo<text:span text:style-name="T15">r</text:span>mat and allocation of Event Identifiers. <text:s/>Event Identifiers are typically used with the Event Transport protocol <text:span text:style-name="T15">and are globally unique.</text:span></text:p>
      <text:h text:style-name="Heading_20_1" text:outline-level="1">References and Context <text:span text:style-name="T14">(Normative</text:span>)</text:h>
      <text:p text:style-name="Standard">This S<text:span text:style-name="T6">tandard</text:span> is in the context of the following OpenLCB Standards:</text:p>
      <text:list xml:id="list2176392127675350076" text:style-name="L3">
        <text:list-item>
          <text:p text:style-name="P20">The Message Network Standard, which <text:span text:style-name="T7">defines the basic messages and how they interact. Higher-level protocols are based on this message network, but are defined elsewhere.</text:span></text:p>
        </text:list-item>
        <text:list-item>
          <text:p text:style-name="P19">The Event Transport Standard, which defines the protocol for transporting events.</text:p>
        </text:list-item>
        <text:list-item>
          <text:p text:style-name="P19">The Unique Identifiers Standard witch defines the format and allocation of unique 48-bit identifiers.</text:p>
        </text:list-item>
      </text:list>
      <text:h text:style-name="Heading_20_1" text:outline-level="1">Format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1">The order of bytes in an OpenLCB <text:span text:style-name="T10">E</text:span>vent I<text:span text:style-name="T10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8">Within the tables below, byte 1 is considered the most-significant byte, while byte 8 is considered the least significant byte.</text:span></text:p>
      <text:h text:style-name="P13" text:outline-level="1"/>
      <text:h text:style-name="P15" text:outline-level="1">Allocation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8">Suffix</text:p>
          </table:table-cell>
          <table:covered-table-cell/>
          <table:table-cell table:style-name="Table5.I1" table:number-rows-spanned="2" office:value-type="string">
            <text:p text:style-name="P8">Description</text:p>
          </table:table-cell>
        </table:table-row>
        <table:table-row table:style-name="Table5.1">
          <table:table-cell table:style-name="Table5.A2" office:value-type="string">
            <text:p text:style-name="P8">Byte 1</text:p>
          </table:table-cell>
          <table:table-cell table:style-name="Table5.A2" office:value-type="string">
            <text:p text:style-name="P8">Byte 2</text:p>
          </table:table-cell>
          <table:table-cell table:style-name="Table5.A2" office:value-type="string">
            <text:p text:style-name="P8">Byte 3</text:p>
          </table:table-cell>
          <table:table-cell table:style-name="Table5.A2" office:value-type="string">
            <text:p text:style-name="P8">Byte 4</text:p>
          </table:table-cell>
          <table:table-cell table:style-name="Table5.A2" office:value-type="string">
            <text:p text:style-name="P8">Byte 5</text:p>
          </table:table-cell>
          <table:table-cell table:style-name="Table5.A2" office:value-type="string">
            <text:p text:style-name="P8">Byte 6</text:p>
          </table:table-cell>
          <table:table-cell table:style-name="Table5.A2" office:value-type="string">
            <text:p text:style-name="P8">Byte 7</text:p>
          </table:table-cell>
          <table:table-cell table:style-name="Table5.A2" office:value-type="string">
            <text:p text:style-name="P8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9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D5" office:value-type="string">
            <text:p text:style-name="P9">*</text:p>
          </table:table-cell>
          <table:table-cell table:style-name="Table5.D5" office:value-type="string">
            <text:p text:style-name="P9">*</text:p>
          </table:table-cell>
          <table:table-cell table:style-name="Table5.I5" office:value-type="string">
            <text:p text:style-name="Table_20_Contents">Assigned Node ID event</text:p>
          </table:table-cell>
        </table:table-row>
        <table:table-row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10">00</text:p>
          </table:table-cell>
          <table:table-cell table:style-name="Table5.G5" table:number-columns-spanned="2" office:value-type="string">
            <text:p text:style-name="P10">CBUS <text:s text:c="6"/>Node ID</text:p>
          </table:table-cell>
          <table:covered-table-cell/>
          <table:table-cell table:style-name="Table5.G5" table:number-columns-spanned="2" office:value-type="string">
            <text:p text:style-name="P10">CBUS <text:s text:c="11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N request.</text:p>
          </table:table-cell>
        </table:table-row>
        <table:table-row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10">01</text:p>
          </table:table-cell>
          <table:table-cell table:style-name="Table5.G5" table:number-columns-spanned="2" office:value-type="string">
            <text:p text:style-name="P10">CBUS <text:s text:c="7"/>Node ID</text:p>
          </table:table-cell>
          <table:covered-table-cell/>
          <table:table-cell table:style-name="Table5.G5" table:number-columns-spanned="2" office:value-type="string">
            <text:p text:style-name="P10">CBUS <text:s text:c="8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FF request.</text:p>
          </table:table-cell>
        </table:table-row>
      </table:table>
      <text:p text:style-name="Standard"/>
      <text:h text:style-name="P27" text:outline-level="2">Well-Known Automatically-Routed</text:h>
      <text:p text:style-name="P2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8">Suffix</text:p>
          </table:table-cell>
          <table:covered-table-cell/>
          <table:table-cell table:style-name="Table2.I1" table:number-rows-spanned="2" office:value-type="string">
            <text:p text:style-name="P8">Description</text:p>
          </table:table-cell>
        </table:table-row>
        <table:table-row table:style-name="Table2.1">
          <table:table-cell table:style-name="Table2.A2" office:value-type="string">
            <text:p text:style-name="P8">Byte 1</text:p>
          </table:table-cell>
          <table:table-cell table:style-name="Table2.A2" office:value-type="string">
            <text:p text:style-name="P8">Byte 2</text:p>
          </table:table-cell>
          <table:table-cell table:style-name="Table2.A2" office:value-type="string">
            <text:p text:style-name="P8">Byte 3</text:p>
          </table:table-cell>
          <table:table-cell table:style-name="Table2.A2" office:value-type="string">
            <text:p text:style-name="P8">Byte 4</text:p>
          </table:table-cell>
          <table:table-cell table:style-name="Table2.A2" office:value-type="string">
            <text:p text:style-name="P8">Byte 5</text:p>
          </table:table-cell>
          <table:table-cell table:style-name="Table2.A2" office:value-type="string">
            <text:p text:style-name="P8">Byte 6</text:p>
          </table:table-cell>
          <table:table-cell table:style-name="Table2.A2" office:value-type="string">
            <text:p text:style-name="P8">Byte 7</text:p>
          </table:table-cell>
          <table:table-cell table:style-name="Table2.A2" office:value-type="string">
            <text:p text:style-name="P8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9">01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E</text:p>
          </table:table-cell>
          <table:table-cell table:style-name="Table2.H12" office:value-type="string">
            <text:p text:style-name="P9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6" text:outline-level="2"/>
      <text:h text:style-name="P27" text:outline-level="2">Well-Known</text:h>
      <text:p text:style-name="Standard">The following <text:span text:style-name="T11">E</text:span>vent <text:span text:style-name="T11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8">Suffix</text:p>
          </table:table-cell>
          <table:covered-table-cell/>
          <table:table-cell table:style-name="Table4.I1" table:number-rows-spanned="2" office:value-type="string">
            <text:p text:style-name="P8">Description</text:p>
          </table:table-cell>
        </table:table-row>
        <table:table-row table:style-name="Table4.1">
          <table:table-cell table:style-name="Table4.A2" office:value-type="string">
            <text:p text:style-name="P8">Byte 1</text:p>
          </table:table-cell>
          <table:table-cell table:style-name="Table4.A2" office:value-type="string">
            <text:p text:style-name="P8">Byte 2</text:p>
          </table:table-cell>
          <table:table-cell table:style-name="Table4.A2" office:value-type="string">
            <text:p text:style-name="P8">Byte 3</text:p>
          </table:table-cell>
          <table:table-cell table:style-name="Table4.A2" office:value-type="string">
            <text:p text:style-name="P8">Byte 4</text:p>
          </table:table-cell>
          <table:table-cell table:style-name="Table4.A2" office:value-type="string">
            <text:p text:style-name="P8">Byte 5</text:p>
          </table:table-cell>
          <table:table-cell table:style-name="Table4.A2" office:value-type="string">
            <text:p text:style-name="P8">Byte 6</text:p>
          </table:table-cell>
          <table:table-cell table:style-name="Table4.A2" office:value-type="string">
            <text:p text:style-name="P8">Byte 7</text:p>
          </table:table-cell>
          <table:table-cell table:style-name="Table4.A2" office:value-type="string">
            <text:p text:style-name="P8">Byte 8</text:p>
          </table:table-cell>
          <table:covered-table-cell/>
        </table:table-row>
        <table:table-row>
          <table:table-cell table:style-name="Table4.H8" table:number-rows-spanned="6" office:value-type="string">
            <text:p text:style-name="P9">01</text:p>
          </table:table-cell>
          <table:table-cell table:style-name="Table4.H8" table:number-rows-spanned="6" office:value-type="string">
            <text:p text:style-name="P9">01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office:value-type="string">
            <text:p text:style-name="P9">02</text:p>
          </table:table-cell>
          <table:table-cell table:style-name="Table4.H8" office:value-type="string">
            <text:p text:style-name="P9">01</text:p>
          </table:table-cell>
          <table:table-cell table:style-name="Table4.I8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</table:table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 (Informative)<text:tab/>1</text:p>
          <text:p text:style-name="P16"><text:s/>2 Intended use (Informative)<text:tab/>1</text:p>
          <text:p text:style-name="P16"><text:s/>3 References and Context (Normative)<text:tab/>1</text:p>
          <text:p text:style-name="P16"><text:s/>4 Format<text:tab/>1</text:p>
          <text:p text:style-name="P16"><text:s/>5 Allocation<text:tab/>2</text:p>
          <text:p text:style-name="P17"><text:s/>5.1 Node ID Based<text:tab/>2</text:p>
          <text:p text:style-name="P17"><text:s/>5.2 Well-Known Automatically-Routed<text:tab/>3</text:p>
          <text:p text:style-name="P17"><text:s/>5.3 Well-Known<text:tab/>4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4766*"/>
    </style:style>
    <style:style style:name="Table1.B" style:family="table-column">
      <style:table-column-properties style:column-width="0.0583in" style:rel-column-width="84*"/>
    </style:style>
    <style:style style:name="Table1.C" style:family="table-column">
      <style:table-column-properties style:column-width="1.6319in" style:rel-column-width="2350*"/>
    </style:style>
    <style:style style:name="Table1.D" style:family="table-column">
      <style:table-column-properties style:column-width="1.3104in" style:rel-column-width="188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281733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4"><text:span text:style-name="Page_20_Number"><text:span text:style-name="MT2">Copyright 2010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5</text:page-count></text:span></text:span><text:span text:style-name="Page_20_Number"><text:span text:style-name="MT2"> - </text:span></text:span><text:span text:style-name="Page_20_Number"><text:span text:style-name="MT2"><text:date style:data-style-name="N120" text:date-value="2015-02-08T19:49:36.170291961">2/8/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232726377952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08T19:49:36.175451232">Feb 8, 2015</text:date></text:p>
            </table:table-cell>
            <table:table-cell table:style-name="Table1.C1" office:value-type="string">
              <text:p text:style-name="MP8"><text:span text:style-name="MT3">In Review</text:span></text:p>
            </table:table-cell>
          </table:table-row>
        </table:table>
        <text:p text:style-name="MP9"/>
      </style:header>
      <style:footer>
        <text:p text:style-name="MP10"><text:span text:style-name="Page_20_Number"><text:span text:style-name="MT2">Copyright </text:span></text:span><text:span text:style-name="Page_20_Number"><text:span text:style-name="MT4">2011-2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2"><text:date style:data-style-name="N75" text:date-value="2015-02-08T19:49:36.177788525">Feb 8, 2015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12</meta:editing-cycles>
    <meta:editing-duration>P1DT1H47M19S</meta:editing-duration>
    <meta:generator>LibreOffice/4.2.7.2$Linux_X86_64 LibreOffice_project/420m0$Build-2</meta:generator>
    <dc:date>2015-02-08T19:49:36.098242663</dc:date>
    <dc:creator>Stuart Baker</dc:creator>
    <meta:document-statistic meta:table-count="4" meta:image-count="1" meta:object-count="0" meta:page-count="5" meta:paragraph-count="145" meta:word-count="579" meta:character-count="3349" meta:non-whitespace-character-count="2862"/>
    <meta:user-defined meta:name="Info 1"/>
    <meta:user-defined meta:name="Info 2"/>
    <meta:user-defined meta:name="Info 3"/>
    <meta:user-defined meta:name="Info 4"/>
  </office:meta>
</office:document-meta>
</file>